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binary" manifest:full-path="Scripts/beanshell/test/"/>
  <manifest:file-entry manifest:media-type="application/binary" manifest:full-path="Scripts/beanshell/Library1/"/>
  <manifest:file-entry manifest:media-type="application/binary" manifest:full-path="Scripts/beanshell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5.87cm"/>
    </style:style>
    <style:style style:name="co7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7.137cm"/>
    </style:style>
    <style:style style:name="co9" style:family="table-column">
      <style:table-column-properties fo:break-before="auto" style:column-width="6.165cm"/>
    </style:style>
    <style:style style:name="co10" style:family="table-column">
      <style:table-column-properties fo:break-before="auto" style:column-width="2.464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74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7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7" table:default-cell-style-name="ce5"/>
        <table:table-column table:style-name="co1" table:number-columns-repeated="6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2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2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2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2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2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2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2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2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2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2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2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2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2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2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2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2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2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2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2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2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2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2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2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2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2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2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2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2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2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2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2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2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2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2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2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2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2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2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2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2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2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2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2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2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2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2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2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2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7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2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float" office:value="0">
            <text:p>#VALUE!</text:p>
          </table:table-cell>
          <table:table-cell table:number-columns-repeated="6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table:style-name="ce3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2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9"/>
          <table:table-cell table:number-columns-repeated="6"/>
        </table:table-row>
        <table:table-row table:style-name="ro2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 table:number-rows-repeated="104838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0"/>
        <table:table-row table:style-name="ro2">
          <table:table-cell table:number-columns-repeated="7"/>
          <table:table-cell table:style-name="Default"/>
        </table:table-row>
        <table:table-row table:style-name="ro2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3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 table:number-rows-repeated="9">
          <table:table-cell table:number-columns-repeated="7"/>
          <table:table-cell table:style-name="Default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Tag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2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2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2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2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2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2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2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2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2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2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2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2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2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2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2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2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2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2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2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2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2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2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2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2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2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2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2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2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2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2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2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2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2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2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2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2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2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2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2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2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2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2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2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2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2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2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2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2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2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2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2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2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2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2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2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2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2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2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2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2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2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2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2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2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2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2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2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2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2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2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2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2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2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2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2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2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2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2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2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2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2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2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2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2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2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2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2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2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2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2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2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2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2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2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2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2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2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2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2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2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2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2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2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2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2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2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2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2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2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2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2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2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2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2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2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2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2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2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2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2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2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2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2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2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2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2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2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2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2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а аварія</text:p>
          </table:table-cell>
          <table:table-cell table:number-columns-repeated="4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2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2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напірному збірнику</text:p>
          </table:table-cell>
          <table:table-cell table:number-columns-repeated="4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2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суспензії</text:p>
          </table:table-cell>
          <table:table-cell table:number-columns-repeated="4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2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2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о висока тепература</text:p>
          </table:table-cell>
          <table:table-cell table:number-columns-repeated="4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2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2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2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2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2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2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2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2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2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2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2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2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2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2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Об’єм фільтрованого соку</text:p>
          </table:table-cell>
          <table:table-cell table:number-columns-repeated="4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2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office:value-type="string">
            <text:p>Поточний фільтр</text:p>
          </table:table-cell>
          <table:table-cell table:number-columns-repeated="4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2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2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primary key(Dt))</text:p>
          </table:table-cell>
        </table:table-row>
        <table:table-row table:style-name="ro2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часткового опорожнення</text:p>
          </table:table-cell>
          <table:table-cell table:number-columns-repeated="5"/>
        </table:table-row>
        <table:table-row table:style-name="ro3">
          <table:table-cell office:value-type="string">
            <text:p>Spr_01</text:p>
          </table:table-cell>
          <table:table-cell office:value-type="float" office:value="196">
            <text:p>1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Розрахункове завдання</text:p>
          </table:table-cell>
          <table:table-cell table:number-columns-repeated="5"/>
        </table:table-row>
        <table:table-row table:style-name="ro2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39]" office:value-type="string" office:string-value="L_sus">
            <text:p>L_sus</text:p>
          </table:table-cell>
          <table:table-cell table:number-columns-repeated="6"/>
        </table:table-row>
        <table:table-row table:style-name="ro2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3">
          <table:table-cell office:value-type="string">
            <text:p>SP_01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Завдання</text:p>
          </table:table-cell>
          <table:table-cell office:value-type="float" office:value="30">
            <text:p>30</text:p>
          </table:table-cell>
          <table:table-cell table:formula="of:=CONCATENATE([.A218];&quot;:=INT_REAL(eep_n_r(&quot;;[.H218];&quot;));&quot;)" office:value-type="string" office:string-value="SP_01:=INT_REAL(eep_n_r(30));">
            <text:p>SP_01:=INT_REAL(eep_n_r(30));</text:p>
          </table:table-cell>
          <table:table-cell table:formula="of:=CONCATENATE(&quot;Res:=een_n_w(&quot;; [.H218]; &quot;,REAL_INT(&quot;;[.A218];&quot;);&quot;)" office:value-type="string" office:string-value="Res:=een_n_w(30,REAL_INT(SP_01);">
            <text:p>Res:=een_n_w(30,REAL_INT(SP_01);</text:p>
          </table:table-cell>
          <table:table-cell table:number-columns-repeated="2"/>
        </table:table-row>
        <table:table-row table:style-name="ro3">
          <table:table-cell office:value-type="string">
            <text:p>SP_02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_cs</text:p>
          </table:table-cell>
          <table:table-cell office:value-type="string">
            <text:p>Завдання</text:p>
          </table:table-cell>
          <table:table-cell office:value-type="float" office:value="31">
            <text:p>31</text:p>
          </table:table-cell>
          <table:table-cell table:formula="of:=CONCATENATE([.A219];&quot;:=INT_REAL(eep_n_r(&quot;;[.H219];&quot;));&quot;)" office:value-type="string" office:string-value="SP_02:=INT_REAL(eep_n_r(31));">
            <text:p>SP_02:=INT_REAL(eep_n_r(31));</text:p>
          </table:table-cell>
          <table:table-cell table:formula="of:=CONCATENATE(&quot;Res:=een_n_w(&quot;; [.H219]; &quot;,REAL_INT(&quot;;[.A219];&quot;);&quot;)" office:value-type="string" office:string-value="Res:=een_n_w(31,REAL_INT(SP_02);">
            <text:p>Res:=een_n_w(31,REAL_INT(SP_02);</text:p>
          </table:table-cell>
          <table:table-cell table:number-columns-repeated="2"/>
        </table:table-row>
        <table:table-row table:style-name="ro3">
          <table:table-cell office:value-type="string">
            <text:p>K_01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2">
            <text:p>32</text:p>
          </table:table-cell>
          <table:table-cell table:formula="of:=CONCATENATE([.A220];&quot;:=INT_REAL(eep_n_r(&quot;;[.H220];&quot;));&quot;)" office:value-type="string" office:string-value="K_01:=INT_REAL(eep_n_r(32));">
            <text:p>K_01:=INT_REAL(eep_n_r(32));</text:p>
          </table:table-cell>
          <table:table-cell table:formula="of:=CONCATENATE(&quot;Res:=een_n_w(&quot;; [.H220]; &quot;,REAL_INT(&quot;;[.A220];&quot;);&quot;)" office:value-type="string" office:string-value="Res:=een_n_w(32,REAL_INT(K_01);">
            <text:p>Res:=een_n_w(32,REAL_INT(K_01);</text:p>
          </table:table-cell>
          <table:table-cell table:number-columns-repeated="2"/>
        </table:table-row>
        <table:table-row table:style-name="ro3">
          <table:table-cell office:value-type="string">
            <text:p>Kp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3">
            <text:p>33</text:p>
          </table:table-cell>
          <table:table-cell table:formula="of:=CONCATENATE([.A221];&quot;:=INT_REAL(eep_n_r(&quot;;[.H221];&quot;));&quot;)" office:value-type="string" office:string-value="Kp_01:=INT_REAL(eep_n_r(33));">
            <text:p>Kp_01:=INT_REAL(eep_n_r(33));</text:p>
          </table:table-cell>
          <table:table-cell table:formula="of:=CONCATENATE(&quot;Res:=een_n_w(&quot;; [.H221]; &quot;,REAL_INT(&quot;;[.A221];&quot;);&quot;)" office:value-type="string" office:string-value="Res:=een_n_w(33,REAL_INT(Kp_01);">
            <text:p>Res:=een_n_w(33,REAL_INT(Kp_01);</text:p>
          </table:table-cell>
          <table:table-cell table:number-columns-repeated="2"/>
        </table:table-row>
        <table:table-row table:style-name="ro3">
          <table:table-cell office:value-type="string">
            <text:p>Ti_01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4">
            <text:p>34</text:p>
          </table:table-cell>
          <table:table-cell table:formula="of:=CONCATENATE([.A222];&quot;:=INT_REAL(eep_n_r(&quot;;[.H222];&quot;));&quot;)" office:value-type="string" office:string-value="Ti_01:=INT_REAL(eep_n_r(34));">
            <text:p>Ti_01:=INT_REAL(eep_n_r(34));</text:p>
          </table:table-cell>
          <table:table-cell table:formula="of:=CONCATENATE(&quot;Res:=een_n_w(&quot;; [.H222]; &quot;,REAL_INT(&quot;;[.A222];&quot;);&quot;)" office:value-type="string" office:string-value="Res:=een_n_w(34,REAL_INT(Ti_01);">
            <text:p>Res:=een_n_w(34,REAL_INT(Ti_01);</text:p>
          </table:table-cell>
          <table:table-cell table:number-columns-repeated="2"/>
        </table:table-row>
        <table:table-row table:style-name="ro3">
          <table:table-cell office:value-type="string">
            <text:p>Td_01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5">
            <text:p>35</text:p>
          </table:table-cell>
          <table:table-cell table:formula="of:=CONCATENATE([.A223];&quot;:=INT_REAL(eep_n_r(&quot;;[.H223];&quot;));&quot;)" office:value-type="string" office:string-value="Td_01:=INT_REAL(eep_n_r(35));">
            <text:p>Td_01:=INT_REAL(eep_n_r(35));</text:p>
          </table:table-cell>
          <table:table-cell table:formula="of:=CONCATENATE(&quot;Res:=een_n_w(&quot;; [.H223]; &quot;,REAL_INT(&quot;;[.A223];&quot;);&quot;)" office:value-type="string" office:string-value="Res:=een_n_w(35,REAL_INT(Td_01);">
            <text:p>Res:=een_n_w(35,REAL_INT(Td_01);</text:p>
          </table:table-cell>
          <table:table-cell table:number-columns-repeated="2"/>
        </table:table-row>
        <table:table-row table:style-name="ro3">
          <table:table-cell office:value-type="string">
            <text:p>Xmin_01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6">
            <text:p>36</text:p>
          </table:table-cell>
          <table:table-cell table:formula="of:=CONCATENATE([.A224];&quot;:=INT_REAL(eep_n_r(&quot;;[.H224];&quot;));&quot;)" office:value-type="string" office:string-value="Xmin_01:=INT_REAL(eep_n_r(36));">
            <text:p>Xmin_01:=INT_REAL(eep_n_r(36));</text:p>
          </table:table-cell>
          <table:table-cell table:formula="of:=CONCATENATE(&quot;Res:=een_n_w(&quot;; [.H224]; &quot;,REAL_INT(&quot;;[.A224];&quot;);&quot;)" office:value-type="string" office:string-value="Res:=een_n_w(36,REAL_INT(Xmin_01);">
            <text:p>Res:=een_n_w(36,REAL_INT(Xmin_01);</text:p>
          </table:table-cell>
          <table:table-cell table:number-columns-repeated="2"/>
        </table:table-row>
        <table:table-row table:style-name="ro3">
          <table:table-cell office:value-type="string">
            <text:p>Xmax_01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7">
            <text:p>37</text:p>
          </table:table-cell>
          <table:table-cell table:formula="of:=CONCATENATE([.A225];&quot;:=INT_REAL(eep_n_r(&quot;;[.H225];&quot;));&quot;)" office:value-type="string" office:string-value="Xmax_01:=INT_REAL(eep_n_r(37));">
            <text:p>Xmax_01:=INT_REAL(eep_n_r(37));</text:p>
          </table:table-cell>
          <table:table-cell table:formula="of:=CONCATENATE(&quot;Res:=een_n_w(&quot;; [.H225]; &quot;,REAL_INT(&quot;;[.A225];&quot;);&quot;)" office:value-type="string" office:string-value="Res:=een_n_w(37,REAL_INT(Xmax_01);">
            <text:p>Res:=een_n_w(37,REAL_INT(Xmax_01);</text:p>
          </table:table-cell>
          <table:table-cell table:number-columns-repeated="2"/>
        </table:table-row>
        <table:table-row table:style-name="ro3">
          <table:table-cell office:value-type="string">
            <text:p>Rej_01</text:p>
          </table:table-cell>
          <table:table-cell office:value-type="float" office:value="311">
            <text:p>31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8">
            <text:p>38</text:p>
          </table:table-cell>
          <table:table-cell table:formula="of:=CONCATENATE([.A226];&quot;:=BOOL(eep_n_r(&quot;;[.H226];&quot;));&quot;)" office:value-type="string" office:string-value="Rej_01:=BOOL(eep_n_r(38));">
            <text:p>Rej_01:=BOOL(eep_n_r(38));</text:p>
          </table:table-cell>
          <table:table-cell table:formula="of:=CONCATENATE(&quot;Res:=een_n_w(&quot;; [.H226]; &quot;,ANA(&quot;;[.A226];&quot;);&quot;)" office:value-type="string" office:string-value="Res:=een_n_w(38,ANA(Rej_01);">
            <text:p>Res:=een_n_w(38,ANA(Rej_01);</text:p>
          </table:table-cell>
          <table:table-cell table:number-columns-repeated="2"/>
        </table:table-row>
        <table:table-row table:style-name="ro2">
          <table:table-cell office:value-type="string">
            <text:p>Am_01</text:p>
          </table:table-cell>
          <table:table-cell office:value-type="float" office:value="312">
            <text:p>3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9">
            <text:p>39</text:p>
          </table:table-cell>
          <table:table-cell table:formula="of:=CONCATENATE([.A227];&quot;:=BOOL(eep_n_r(&quot;;[.H227];&quot;));&quot;)" office:value-type="string" office:string-value="Am_01:=BOOL(eep_n_r(39));">
            <text:p>Am_01:=BOOL(eep_n_r(39));</text:p>
          </table:table-cell>
          <table:table-cell table:formula="of:=CONCATENATE(&quot;Res:=een_n_w(&quot;; [.H227]; &quot;,ANA(&quot;;[.A227];&quot;);&quot;)" office:value-type="string" office:string-value="Res:=een_n_w(39,ANA(Am_01);">
            <text:p>Res:=een_n_w(39,ANA(Am_01);</text:p>
          </table:table-cell>
          <table:table-cell table:number-columns-repeated="2"/>
        </table:table-row>
        <table:table-row table:style-name="ro2">
          <table:table-cell office:value-type="string">
            <text:p>Rev_01</text:p>
          </table:table-cell>
          <table:table-cell office:value-type="float" office:value="313">
            <text:p>3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0">
            <text:p>40</text:p>
          </table:table-cell>
          <table:table-cell table:formula="of:=CONCATENATE([.A241];&quot;:=BOOL(eep_n_r(&quot;;[.H241];&quot;));&quot;)" office:value-type="string" office:string-value="Am_1_:=BOOL(eep_n_r(40));">
            <text:p>Am_1_:=BOOL(eep_n_r(40));</text:p>
          </table:table-cell>
          <table:table-cell table:formula="of:=CONCATENATE(&quot;Res:=een_n_w(&quot;; [.H241]; &quot;,ANA(&quot;;[.A241];&quot;);&quot;)" office:value-type="string" office:string-value="Res:=een_n_w(40,ANA(Am_1_);">
            <text:p>Res:=een_n_w(40,ANA(Am_1_);</text:p>
          </table:table-cell>
          <table:table-cell table:number-columns-repeated="2"/>
        </table:table-row>
        <table:table-row table:style-name="ro2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1">
            <text:p>41</text:p>
          </table:table-cell>
          <table:table-cell table:formula="of:=CONCATENATE([.A242];&quot;:=BOOL(eep_n_r(&quot;;[.H242];&quot;));&quot;)" office:value-type="string" office:string-value="Am_2_:=BOOL(eep_n_r(41));">
            <text:p>Am_2_:=BOOL(eep_n_r(41));</text:p>
          </table:table-cell>
          <table:table-cell table:formula="of:=CONCATENATE(&quot;Res:=een_n_w(&quot;; [.H242]; &quot;,ANA(&quot;;[.A242];&quot;);&quot;)" office:value-type="string" office:string-value="Res:=een_n_w(41,ANA(Am_2_);">
            <text:p>Res:=een_n_w(41,ANA(Am_2_);</text:p>
          </table:table-cell>
          <table:table-cell table:number-columns-repeated="2"/>
        </table:table-row>
        <table:table-row table:style-name="ro2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2">
            <text:p>42</text:p>
          </table:table-cell>
          <table:table-cell table:formula="of:=CONCATENATE([.A243];&quot;:=BOOL(eep_n_r(&quot;;[.H243];&quot;));&quot;)" office:value-type="string" office:string-value="Am_3_:=BOOL(eep_n_r(42));">
            <text:p>Am_3_:=BOOL(eep_n_r(42));</text:p>
          </table:table-cell>
          <table:table-cell table:formula="of:=CONCATENATE(&quot;Res:=een_n_w(&quot;; [.H243]; &quot;,ANA(&quot;;[.A243];&quot;);&quot;)" office:value-type="string" office:string-value="Res:=een_n_w(42,ANA(Am_3_);">
            <text:p>Res:=een_n_w(42,ANA(Am_3_);</text:p>
          </table:table-cell>
          <table:table-cell table:number-columns-repeated="2"/>
        </table:table-row>
        <table:table-row table:style-name="ro2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3">
            <text:p>43</text:p>
          </table:table-cell>
          <table:table-cell table:formula="of:=CONCATENATE([.A244];&quot;:=BOOL(eep_n_r(&quot;;[.H244];&quot;));&quot;)" office:value-type="string" office:string-value="Am_4_:=BOOL(eep_n_r(43));">
            <text:p>Am_4_:=BOOL(eep_n_r(43));</text:p>
          </table:table-cell>
          <table:table-cell table:formula="of:=CONCATENATE(&quot;Res:=een_n_w(&quot;; [.H244]; &quot;,ANA(&quot;;[.A244];&quot;);&quot;)" office:value-type="string" office:string-value="Res:=een_n_w(43,ANA(Am_4_);">
            <text:p>Res:=een_n_w(43,ANA(Am_4_);</text:p>
          </table:table-cell>
          <table:table-cell table:number-columns-repeated="2"/>
        </table:table-row>
        <table:table-row table:style-name="ro2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4">
            <text:p>44</text:p>
          </table:table-cell>
          <table:table-cell table:formula="of:=CONCATENATE([.A245];&quot;:=BOOL(eep_n_r(&quot;;[.H245];&quot;));&quot;)" office:value-type="string" office:string-value="Am_5_:=BOOL(eep_n_r(44));">
            <text:p>Am_5_:=BOOL(eep_n_r(44));</text:p>
          </table:table-cell>
          <table:table-cell table:formula="of:=CONCATENATE(&quot;Res:=een_n_w(&quot;; [.H245]; &quot;,ANA(&quot;;[.A245];&quot;);&quot;)" office:value-type="string" office:string-value="Res:=een_n_w(44,ANA(Am_5_);">
            <text:p>Res:=een_n_w(44,ANA(Am_5_);</text:p>
          </table:table-cell>
          <table:table-cell table:number-columns-repeated="2"/>
        </table:table-row>
        <table:table-row table:style-name="ro2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5">
            <text:p>45</text:p>
          </table:table-cell>
          <table:table-cell table:formula="of:=CONCATENATE([.A246];&quot;:=BOOL(eep_n_r(&quot;;[.H246];&quot;));&quot;)" office:value-type="string" office:string-value="Am_6_:=BOOL(eep_n_r(45));">
            <text:p>Am_6_:=BOOL(eep_n_r(45));</text:p>
          </table:table-cell>
          <table:table-cell table:formula="of:=CONCATENATE(&quot;Res:=een_n_w(&quot;; [.H246]; &quot;,ANA(&quot;;[.A246];&quot;);&quot;)" office:value-type="string" office:string-value="Res:=een_n_w(45,ANA(Am_6_);">
            <text:p>Res:=een_n_w(45,ANA(Am_6_);</text:p>
          </table:table-cell>
          <table:table-cell table:number-columns-repeated="2"/>
        </table:table-row>
        <table:table-row table:style-name="ro2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6">
            <text:p>46</text:p>
          </table:table-cell>
          <table:table-cell table:formula="of:=CONCATENATE([.A247];&quot;:=BOOL(eep_n_r(&quot;;[.H247];&quot;));&quot;)" office:value-type="string" office:string-value="Am_7_:=BOOL(eep_n_r(46));">
            <text:p>Am_7_:=BOOL(eep_n_r(46));</text:p>
          </table:table-cell>
          <table:table-cell table:formula="of:=CONCATENATE(&quot;Res:=een_n_w(&quot;; [.H247]; &quot;,ANA(&quot;;[.A247];&quot;);&quot;)" office:value-type="string" office:string-value="Res:=een_n_w(46,ANA(Am_7_);">
            <text:p>Res:=een_n_w(46,ANA(Am_7_);</text:p>
          </table:table-cell>
          <table:table-cell table:number-columns-repeated="2"/>
        </table:table-row>
        <table:table-row table:style-name="ro2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7">
            <text:p>47</text:p>
          </table:table-cell>
          <table:table-cell table:formula="of:=CONCATENATE([.A248];&quot;:=BOOL(eep_n_r(&quot;;[.H248];&quot;));&quot;)" office:value-type="string" office:string-value="Am_8_:=BOOL(eep_n_r(47));">
            <text:p>Am_8_:=BOOL(eep_n_r(47));</text:p>
          </table:table-cell>
          <table:table-cell table:formula="of:=CONCATENATE(&quot;Res:=een_n_w(&quot;; [.H248]; &quot;,ANA(&quot;;[.A248];&quot;);&quot;)" office:value-type="string" office:string-value="Res:=een_n_w(47,ANA(Am_8_);">
            <text:p>Res:=een_n_w(47,ANA(Am_8_);</text:p>
          </table:table-cell>
          <table:table-cell table:number-columns-repeated="2"/>
        </table:table-row>
        <table:table-row table:style-name="ro3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3">
          <table:table-cell office:value-type="string">
            <text:p>X_01</text:p>
          </table:table-cell>
          <table:table-cell office:value-type="float" office:value="531">
            <text:p>5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0</text:p>
          </table:table-cell>
          <table:table-cell office:value-type="string">
            <text:p>Положення клапана</text:p>
          </table:table-cell>
          <table:table-cell table:number-columns-repeated="5"/>
        </table:table-row>
      </table:table>
      <table:table table:name="alarm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row table:style-name="ro1">
          <table:table-cell office:value-type="string">
            <text:p>Тег</text:p>
          </table:table-cell>
          <table:table-cell office:value-type="string">
            <text:p>Що сигналізувати</text:p>
          </table:table-cell>
          <table:table-cell office:value-type="string">
            <text:p>Затримка</text:p>
          </table:table-cell>
          <table:table-cell table:style-name="Default" office:value-type="string">
            <text:p>Текст сигналу</text:p>
          </table:table-cell>
        </table:table-row>
        <table:table-row table:style-name="ro1">
          <table:table-cell table:formula="of:=[Tag.A2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1</text:p>
          </table:table-cell>
        </table:table-row>
        <table:table-row table:style-name="ro1">
          <table:table-cell table:formula="of:=[Tag.A3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2</text:p>
          </table:table-cell>
        </table:table-row>
        <table:table-row table:style-name="ro1">
          <table:table-cell table:formula="of:=[Tag.A4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3</text:p>
          </table:table-cell>
        </table:table-row>
        <table:table-row table:style-name="ro1">
          <table:table-cell table:formula="of:=[Tag.A5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4</text:p>
          </table:table-cell>
        </table:table-row>
        <table:table-row table:style-name="ro1">
          <table:table-cell table:formula="of:=[Tag.A6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5</text:p>
          </table:table-cell>
        </table:table-row>
        <table:table-row table:style-name="ro1">
          <table:table-cell table:formula="of:=[Tag.A18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1</text:p>
          </table:table-cell>
        </table:table-row>
        <table:table-row table:style-name="ro1">
          <table:table-cell table:formula="of:=[Tag.A19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2</text:p>
          </table:table-cell>
        </table:table-row>
        <table:table-row table:style-name="ro1">
          <table:table-cell table:formula="of:=[Tag.A20]" office:value-type="string" office:string-value="Dio_3_">
            <text:p>Dio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3</text:p>
          </table:table-cell>
        </table:table-row>
        <table:table-row table:style-name="ro1">
          <table:table-cell table:formula="of:=[Tag.A21]" office:value-type="string" office:string-value="Dio_4_">
            <text:p>Dio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4</text:p>
          </table:table-cell>
        </table:table-row>
        <table:table-row table:style-name="ro1">
          <table:table-cell table:formula="of:=[Tag.A22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5</text:p>
          </table:table-cell>
        </table:table-row>
        <table:table-row table:style-name="ro1">
          <table:table-cell table:formula="of:=[Tag.A23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6</text:p>
          </table:table-cell>
        </table:table-row>
        <table:table-row table:style-name="ro1">
          <table:table-cell table:formula="of:=[Tag.A24]" office:value-type="string" office:string-value="Dio_7_">
            <text:p>Dio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7</text:p>
          </table:table-cell>
        </table:table-row>
        <table:table-row table:style-name="ro1">
          <table:table-cell table:formula="of:=[Tag.A25]" office:value-type="string" office:string-value="Dio_8_">
            <text:p>Dio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8</text:p>
          </table:table-cell>
        </table:table-row>
        <table:table-row table:style-name="ro1">
          <table:table-cell table:formula="of:=[Tag.A26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1 переведено в режим локального управління</text:p>
          </table:table-cell>
        </table:table-row>
        <table:table-row table:style-name="ro1">
          <table:table-cell table:formula="of:=[Tag.A27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2 переведено в режим локального управління</text:p>
          </table:table-cell>
        </table:table-row>
        <table:table-row table:style-name="ro1">
          <table:table-cell table:formula="of:=[Tag.A28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3 переведено в режим локального управління</text:p>
          </table:table-cell>
        </table:table-row>
        <table:table-row table:style-name="ro1">
          <table:table-cell table:formula="of:=[Tag.A29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4 переведено в режим локального управління</text:p>
          </table:table-cell>
        </table:table-row>
        <table:table-row table:style-name="ro1">
          <table:table-cell table:formula="of:=[Tag.A30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5 переведено в режим локального управління</text:p>
          </table:table-cell>
        </table:table-row>
        <table:table-row table:style-name="ro1">
          <table:table-cell table:formula="of:=[Tag.A31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6 переведено в режим локального управління</text:p>
          </table:table-cell>
        </table:table-row>
        <table:table-row table:style-name="ro1">
          <table:table-cell table:formula="of:=[Tag.A32]" office:value-type="string" office:string-value="Amr_7_">
            <text:p>Amr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7 переведено в режим локального управління</text:p>
          </table:table-cell>
        </table:table-row>
        <table:table-row table:style-name="ro1">
          <table:table-cell table:formula="of:=[Tag.A33]" office:value-type="string" office:string-value="Amr_8_">
            <text:p>Amr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8 переведено в режим локального управління</text:p>
          </table:table-cell>
        </table:table-row>
        <table:table-row table:style-name="ro1">
          <table:table-cell table:formula="of:=[Tag.A82]" office:value-type="string" office:string-value="Alm_1_1">
            <text:p>Alm_1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3];7;1);&quot; фільтра &quot;;MID([.A23];5;1))" office:value-type="string" office:string-value="Аварія клапана 1 фільтра 1">
            <text:p>Аварія клапана 1 фільтра 1</text:p>
          </table:table-cell>
        </table:table-row>
        <table:table-row table:style-name="ro1">
          <table:table-cell table:formula="of:=[Tag.A83]" office:value-type="string" office:string-value="Alm_1_2">
            <text:p>Alm_1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4];7;1);&quot; фільтра &quot;;MID([.A24];5;1))" office:value-type="string" office:string-value="Аварія клапана 2 фільтра 1">
            <text:p>Аварія клапана 2 фільтра 1</text:p>
          </table:table-cell>
        </table:table-row>
        <table:table-row table:style-name="ro1">
          <table:table-cell table:formula="of:=[Tag.A84]" office:value-type="string" office:string-value="Alm_1_3">
            <text:p>Alm_1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5];7;1);&quot; фільтра &quot;;MID([.A25];5;1))" office:value-type="string" office:string-value="Аварія клапана 3 фільтра 1">
            <text:p>Аварія клапана 3 фільтра 1</text:p>
          </table:table-cell>
        </table:table-row>
        <table:table-row table:style-name="ro1">
          <table:table-cell table:formula="of:=[Tag.A85]" office:value-type="string" office:string-value="Alm_1_6">
            <text:p>Alm_1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5];5;1))" office:value-type="string" office:string-value="Малий приріст рівня при вигрузці фільтра  1">
            <text:p>Малий приріст рівня при вигрузці фільтра <text:s/>1</text:p>
          </table:table-cell>
        </table:table-row>
        <table:table-row table:style-name="ro1">
          <table:table-cell table:formula="of:=[Tag.A86]" office:value-type="string" office:string-value="Alm_2_1">
            <text:p>Alm_2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7];7;1);&quot; фільтра &quot;;MID([.A27];5;1))" office:value-type="string" office:string-value="Аварія клапана 1 фільтра 2">
            <text:p>Аварія клапана 1 фільтра 2</text:p>
          </table:table-cell>
        </table:table-row>
        <table:table-row table:style-name="ro1">
          <table:table-cell table:formula="of:=[Tag.A87]" office:value-type="string" office:string-value="Alm_2_2">
            <text:p>Alm_2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8];7;1);&quot; фільтра &quot;;MID([.A28];5;1))" office:value-type="string" office:string-value="Аварія клапана 2 фільтра 2">
            <text:p>Аварія клапана 2 фільтра 2</text:p>
          </table:table-cell>
        </table:table-row>
        <table:table-row table:style-name="ro1">
          <table:table-cell table:formula="of:=[Tag.A88]" office:value-type="string" office:string-value="Alm_2_3">
            <text:p>Alm_2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9];7;1);&quot; фільтра &quot;;MID([.A29];5;1))" office:value-type="string" office:string-value="Аварія клапана 3 фільтра 2">
            <text:p>Аварія клапана 3 фільтра 2</text:p>
          </table:table-cell>
        </table:table-row>
        <table:table-row table:style-name="ro1">
          <table:table-cell table:formula="of:=[Tag.A89]" office:value-type="string" office:string-value="Alm_2_6">
            <text:p>Alm_2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9];5;1))" office:value-type="string" office:string-value="Малий приріст рівня при вигрузці фільтра  2">
            <text:p>Малий приріст рівня при вигрузці фільтра <text:s/>2</text:p>
          </table:table-cell>
        </table:table-row>
        <table:table-row table:style-name="ro1">
          <table:table-cell table:formula="of:=[Tag.A90]" office:value-type="string" office:string-value="Alm_3_1">
            <text:p>Alm_3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1];7;1);&quot; фільтра &quot;;MID([.A31];5;1))" office:value-type="string" office:string-value="Аварія клапана 1 фільтра 3">
            <text:p>Аварія клапана 1 фільтра 3</text:p>
          </table:table-cell>
        </table:table-row>
        <table:table-row table:style-name="ro1">
          <table:table-cell table:formula="of:=[Tag.A91]" office:value-type="string" office:string-value="Alm_3_2">
            <text:p>Alm_3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2];7;1);&quot; фільтра &quot;;MID([.A32];5;1))" office:value-type="string" office:string-value="Аварія клапана 2 фільтра 3">
            <text:p>Аварія клапана 2 фільтра 3</text:p>
          </table:table-cell>
        </table:table-row>
        <table:table-row table:style-name="ro1">
          <table:table-cell table:formula="of:=[Tag.A92]" office:value-type="string" office:string-value="Alm_3_3">
            <text:p>Alm_3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3];7;1);&quot; фільтра &quot;;MID([.A33];5;1))" office:value-type="string" office:string-value="Аварія клапана 3 фільтра 3">
            <text:p>Аварія клапана 3 фільтра 3</text:p>
          </table:table-cell>
        </table:table-row>
        <table:table-row table:style-name="ro1">
          <table:table-cell table:formula="of:=[Tag.A93]" office:value-type="string" office:string-value="Alm_3_6">
            <text:p>Alm_3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3];5;1))" office:value-type="string" office:string-value="Малий приріст рівня при вигрузці фільтра  3">
            <text:p>Малий приріст рівня при вигрузці фільтра <text:s/>3</text:p>
          </table:table-cell>
        </table:table-row>
        <table:table-row table:style-name="ro1">
          <table:table-cell table:formula="of:=[Tag.A94]" office:value-type="string" office:string-value="Alm_4_1">
            <text:p>Alm_4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5];7;1);&quot; фільтра &quot;;MID([.A35];5;1))" office:value-type="string" office:string-value="Аварія клапана 1 фільтра 4">
            <text:p>Аварія клапана 1 фільтра 4</text:p>
          </table:table-cell>
        </table:table-row>
        <table:table-row table:style-name="ro1">
          <table:table-cell table:formula="of:=[Tag.A95]" office:value-type="string" office:string-value="Alm_4_2">
            <text:p>Alm_4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6];7;1);&quot; фільтра &quot;;MID([.A36];5;1))" office:value-type="string" office:string-value="Аварія клапана 2 фільтра 4">
            <text:p>Аварія клапана 2 фільтра 4</text:p>
          </table:table-cell>
        </table:table-row>
        <table:table-row table:style-name="ro1">
          <table:table-cell table:formula="of:=[Tag.A96]" office:value-type="string" office:string-value="Alm_4_3">
            <text:p>Alm_4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7];7;1);&quot; фільтра &quot;;MID([.A37];5;1))" office:value-type="string" office:string-value="Аварія клапана 3 фільтра 4">
            <text:p>Аварія клапана 3 фільтра 4</text:p>
          </table:table-cell>
        </table:table-row>
        <table:table-row table:style-name="ro1">
          <table:table-cell table:formula="of:=[Tag.A97]" office:value-type="string" office:string-value="Alm_4_6">
            <text:p>Alm_4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7];5;1))" office:value-type="string" office:string-value="Малий приріст рівня при вигрузці фільтра  4">
            <text:p>Малий приріст рівня при вигрузці фільтра <text:s/>4</text:p>
          </table:table-cell>
        </table:table-row>
        <table:table-row table:style-name="ro1">
          <table:table-cell table:formula="of:=[Tag.A98]" office:value-type="string" office:string-value="Alm_5_1">
            <text:p>Alm_5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9];7;1);&quot; фільтра &quot;;MID([.A39];5;1))" office:value-type="string" office:string-value="Аварія клапана 1 фільтра 5">
            <text:p>Аварія клапана 1 фільтра 5</text:p>
          </table:table-cell>
        </table:table-row>
        <table:table-row table:style-name="ro1">
          <table:table-cell table:formula="of:=[Tag.A99]" office:value-type="string" office:string-value="Alm_5_2">
            <text:p>Alm_5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0];7;1);&quot; фільтра &quot;;MID([.A40];5;1))" office:value-type="string" office:string-value="Аварія клапана 2 фільтра 5">
            <text:p>Аварія клапана 2 фільтра 5</text:p>
          </table:table-cell>
        </table:table-row>
        <table:table-row table:style-name="ro1">
          <table:table-cell table:formula="of:=[Tag.A100]" office:value-type="string" office:string-value="Alm_5_3">
            <text:p>Alm_5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1];7;1);&quot; фільтра &quot;;MID([.A41];5;1))" office:value-type="string" office:string-value="Аварія клапана 3 фільтра 5">
            <text:p>Аварія клапана 3 фільтра 5</text:p>
          </table:table-cell>
        </table:table-row>
        <table:table-row table:style-name="ro1">
          <table:table-cell table:formula="of:=[Tag.A101]" office:value-type="string" office:string-value="Alm_5_6">
            <text:p>Alm_5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1];5;1))" office:value-type="string" office:string-value="Малий приріст рівня при вигрузці фільтра  5">
            <text:p>Малий приріст рівня при вигрузці фільтра <text:s/>5</text:p>
          </table:table-cell>
        </table:table-row>
        <table:table-row table:style-name="ro1">
          <table:table-cell table:formula="of:=[Tag.A102]" office:value-type="string" office:string-value="Alm_6_1">
            <text:p>Alm_6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3];7;1);&quot; фільтра &quot;;MID([.A43];5;1))" office:value-type="string" office:string-value="Аварія клапана 1 фільтра 6">
            <text:p>Аварія клапана 1 фільтра 6</text:p>
          </table:table-cell>
        </table:table-row>
        <table:table-row table:style-name="ro1">
          <table:table-cell table:formula="of:=[Tag.A103]" office:value-type="string" office:string-value="Alm_6_2">
            <text:p>Alm_6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4];7;1);&quot; фільтра &quot;;MID([.A44];5;1))" office:value-type="string" office:string-value="Аварія клапана 2 фільтра 6">
            <text:p>Аварія клапана 2 фільтра 6</text:p>
          </table:table-cell>
        </table:table-row>
        <table:table-row table:style-name="ro1">
          <table:table-cell table:formula="of:=[Tag.A104]" office:value-type="string" office:string-value="Alm_6_3">
            <text:p>Alm_6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5];7;1);&quot; фільтра &quot;;MID([.A45];5;1))" office:value-type="string" office:string-value="Аварія клапана 3 фільтра 6">
            <text:p>Аварія клапана 3 фільтра 6</text:p>
          </table:table-cell>
        </table:table-row>
        <table:table-row table:style-name="ro1">
          <table:table-cell table:formula="of:=[Tag.A105]" office:value-type="string" office:string-value="Alm_6_6">
            <text:p>Alm_6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5];5;1))" office:value-type="string" office:string-value="Малий приріст рівня при вигрузці фільтра  6">
            <text:p>Малий приріст рівня при вигрузці фільтра <text:s/>6</text:p>
          </table:table-cell>
        </table:table-row>
        <table:table-row table:style-name="ro1">
          <table:table-cell table:formula="of:=[Tag.A106]" office:value-type="string" office:string-value="Alm_7_1">
            <text:p>Alm_7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7];7;1);&quot; фільтра &quot;;MID([.A47];5;1))" office:value-type="string" office:string-value="Аварія клапана 1 фільтра 7">
            <text:p>Аварія клапана 1 фільтра 7</text:p>
          </table:table-cell>
        </table:table-row>
        <table:table-row table:style-name="ro1">
          <table:table-cell table:formula="of:=[Tag.A107]" office:value-type="string" office:string-value="Alm_7_2">
            <text:p>Alm_7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8];7;1);&quot; фільтра &quot;;MID([.A48];5;1))" office:value-type="string" office:string-value="Аварія клапана 2 фільтра 7">
            <text:p>Аварія клапана 2 фільтра 7</text:p>
          </table:table-cell>
        </table:table-row>
        <table:table-row table:style-name="ro1">
          <table:table-cell table:formula="of:=[Tag.A108]" office:value-type="string" office:string-value="Alm_7_3">
            <text:p>Alm_7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9];7;1);&quot; фільтра &quot;;MID([.A49];5;1))" office:value-type="string" office:string-value="Аварія клапана 3 фільтра 7">
            <text:p>Аварія клапана 3 фільтра 7</text:p>
          </table:table-cell>
        </table:table-row>
        <table:table-row table:style-name="ro1">
          <table:table-cell table:formula="of:=[Tag.A109]" office:value-type="string" office:string-value="Alm_7_6">
            <text:p>Alm_7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9];5;1))" office:value-type="string" office:string-value="Малий приріст рівня при вигрузці фільтра  7">
            <text:p>Малий приріст рівня при вигрузці фільтра <text:s/>7</text:p>
          </table:table-cell>
        </table:table-row>
        <table:table-row table:style-name="ro1">
          <table:table-cell table:formula="of:=[Tag.A110]" office:value-type="string" office:string-value="Alm_8_1">
            <text:p>Alm_8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1];7;1);&quot; фільтра &quot;;MID([.A51];5;1))" office:value-type="string" office:string-value="Аварія клапана 1 фільтра 8">
            <text:p>Аварія клапана 1 фільтра 8</text:p>
          </table:table-cell>
        </table:table-row>
        <table:table-row table:style-name="ro1">
          <table:table-cell table:formula="of:=[Tag.A111]" office:value-type="string" office:string-value="Alm_8_2">
            <text:p>Alm_8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2];7;1);&quot; фільтра &quot;;MID([.A52];5;1))" office:value-type="string" office:string-value="Аварія клапана 2 фільтра 8">
            <text:p>Аварія клапана 2 фільтра 8</text:p>
          </table:table-cell>
        </table:table-row>
        <table:table-row table:style-name="ro1">
          <table:table-cell table:formula="of:=[Tag.A112]" office:value-type="string" office:string-value="Alm_8_3">
            <text:p>Alm_8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3];7;1);&quot; фільтра &quot;;MID([.A53];5;1))" office:value-type="string" office:string-value="Аварія клапана 3 фільтра 8">
            <text:p>Аварія клапана 3 фільтра 8</text:p>
          </table:table-cell>
        </table:table-row>
        <table:table-row table:style-name="ro1">
          <table:table-cell table:formula="of:=[Tag.A113]" office:value-type="string" office:string-value="Alm_8_6">
            <text:p>Alm_8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53];5;1))" office:value-type="string" office:string-value="Малий приріст рівня при вигрузці фільтра  8">
            <text:p>Малий приріст рівня при вигрузці фільтра <text:s/>8</text:p>
          </table:table-cell>
        </table:table-row>
      </table:table>
      <table:table table:name="Аркуш7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8"/>
        <table:table-column table:style-name="co1" table:default-cell-style-name="ce8"/>
        <table:table-row table:style-name="ro1">
          <table:table-cell/>
          <table:table-cell office:value-type="string">
            <text:p>Змінна</text:p>
          </table:table-cell>
          <table:table-cell office:value-type="string">
            <text:p>Адреса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office:value-type="string">
            <text:p>Зб. нф. Соку</text:p>
          </table:table-cell>
          <table:table-cell office:value-type="string">
            <text:p>%ID0.1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office:value-type="string">
            <text:p>Напіркий збірник</text:p>
          </table:table-cell>
          <table:table-cell office:value-type="string">
            <text:p>%ID0.2</text:p>
          </table:table-cell>
        </table:table-row>
        <table:table-row table:style-name="ro2">
          <table:table-cell office:value-type="string">
            <text:p>L_ho</text:p>
          </table:table-cell>
          <table:table-cell office:value-type="string">
            <text:p>Збірник часткового опорожнення</text:p>
          </table:table-cell>
          <table:table-cell office:value-type="string">
            <text:p>%ID0.3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office:value-type="string">
            <text:p>Збірник чистого соку</text:p>
          </table:table-cell>
          <table:table-cell office:value-type="string">
            <text:p>%ID0.4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office:value-type="string">
            <text:p>Температура соку</text:p>
          </table:table-cell>
          <table:table-cell office:value-type="string">
            <text:p>%ID0.5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office:value-type="string">
            <text:p>Витрата чистого соку</text:p>
          </table:table-cell>
          <table:table-cell office:value-type="string">
            <text:p>%ID0.6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office:value-type="string">
            <text:p>Зб. суспензії</text:p>
          </table:table-cell>
          <table:table-cell office:value-type="string">
            <text:p>%ID0.7</text:p>
          </table:table-cell>
        </table:table-row>
      </table:table>
      <table:table table:name="reg" table:style-name="ta1" table:print="false">
        <office:forms form:automatic-focus="false" form:apply-design-mode="false"/>
        <table:table-column table:style-name="co11" table:number-columns-repeated="21" table:default-cell-style-name="Default"/>
        <table:table-column table:style-name="co12" table:default-cell-style-name="Default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3">
          <table:table-cell table:formula="of:=[Value.A147]" office:value-type="string" office:string-value="G_cs">
            <text:p>G_cs</text:p>
          </table:table-cell>
          <table:table-cell table:formula="of:=[Value.A145]" office:value-type="string" office:string-value="L_cs">
            <text:p>L_cs</text:p>
          </table:table-cell>
          <table:table-cell/>
          <table:table-cell table:formula="of:=[Tag.A187]" office:value-type="string" office:string-value="Spr_01">
            <text:p>Spr_01</text:p>
          </table:table-cell>
          <table:table-cell table:formula="of:=[Tag.A250]" office:value-type="string" office:string-value="X_01">
            <text:p>X_01</text:p>
          </table:table-cell>
          <table:table-cell table:formula="of:=[Tag.A218]" office:value-type="string" office:string-value="SP_01">
            <text:p>SP_01</text:p>
          </table:table-cell>
          <table:table-cell table:formula="of:=[Tag.A219]" office:value-type="string" office:string-value="SP_02">
            <text:p>SP_02</text:p>
          </table:table-cell>
          <table:table-cell/>
          <table:table-cell table:formula="of:=[Tag.A227]" office:value-type="string" office:string-value="Am_01">
            <text:p>Am_01</text:p>
          </table:table-cell>
          <table:table-cell table:formula="of:=[Tag.A226]" office:value-type="string" office:string-value="Rej_01">
            <text:p>Rej_01</text:p>
          </table:table-cell>
          <table:table-cell table:formula="of:=[Tag.A228]" office:value-type="string" office:string-value="Rev_01">
            <text:p>Rev_01</text:p>
          </table:table-cell>
          <table:table-cell table:formula="of:=[Tag.A221]" office:value-type="string" office:string-value="Kp_01">
            <text:p>Kp_01</text:p>
          </table:table-cell>
          <table:table-cell table:formula="of:=[Tag.A222]" office:value-type="string" office:string-value="Ti_01">
            <text:p>Ti_01</text:p>
          </table:table-cell>
          <table:table-cell table:formula="of:=[Tag.A223]" office:value-type="string" office:string-value="Td_01">
            <text:p>Td_01</text:p>
          </table:table-cell>
          <table:table-cell table:formula="of:=[Tag.A224]" office:value-type="string" office:string-value="Xmin_01">
            <text:p>Xmin_01</text:p>
          </table:table-cell>
          <table:table-cell table:formula="of:=[Tag.A225]" office:value-type="string" office:string-value="Xmax_01">
            <text:p>Xmax_01</text:p>
          </table:table-cell>
          <table:table-cell table:formula="of:=[Tag.A220]" office:value-type="string" office:string-value="K_01">
            <text:p>K_01</text:p>
          </table:table-cell>
          <table:table-cell table:number-columns-repeated="4"/>
          <table:table-cell office:value-type="string">
            <text:p>Витрата на деф. ІІ сат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5/06/2010</text:date>, <text:time>15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6-05T15:29:47</dc:date>
    <meta:print-date>2010-05-26T11:29:31</meta:print-date>
    <meta:editing-cycles>43</meta:editing-cycles>
    <meta:editing-duration>PT568H38M36S</meta:editing-duration>
    <meta:document-statistic meta:table-count="8" meta:cell-count="3232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